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1.569cm"/>
    </style:style>
    <style:style style:name="pr11" style:family="presentation" style:parent-style-name="lyt-cool-outline1">
      <style:graphic-properties draw:fill-color="#ffffff" draw:auto-grow-height="true" fo:min-height="2.069cm"/>
    </style:style>
    <style:style style:name="pr12" style:family="presentation" style:parent-style-name="lyt-cool-outline1">
      <style:graphic-properties draw:fill-color="#ffffff" draw:auto-grow-height="true" fo:min-height="8.5cm"/>
    </style:style>
    <style:style style:name="pr13" style:family="presentation" style:parent-style-name="lyt-cool-outline1">
      <style:graphic-properties draw:fill-color="#ffffff" draw:auto-grow-height="true" fo:min-height="2.731cm"/>
    </style:style>
    <style:style style:name="pr14" style:family="presentation" style:parent-style-name="lyt-cool-outline1">
      <style:graphic-properties draw:fill-color="#ffffff" draw:auto-grow-height="true" fo:min-height="9.5cm"/>
    </style:style>
    <style:style style:name="pr15" style:family="presentation" style:parent-style-name="lyt-cool-outline1">
      <style:graphic-properties draw:fill-color="#ffffff" draw:auto-grow-height="true" fo:min-height="6.5cm"/>
    </style:style>
    <style:style style:name="pr16" style:family="presentation" style:parent-style-name="lyt-cool-outline1">
      <style:graphic-properties draw:fill-color="#ffffff" draw:auto-grow-height="true" fo:min-height="3.5cm"/>
    </style:style>
    <style:style style:name="pr17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font-size="14pt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tyle="italic"/>
    </style:style>
    <style:style style:name="T5" style:family="text">
      <style:text-properties fo:font-size="26pt"/>
    </style:style>
    <style:style style:name="T6" style:family="text">
      <style:text-properties fo:font-style="italic" fo:font-weight="bold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32pt" fo:font-style="italic" fo:font-weight="bold"/>
    </style:style>
    <style:style style:name="T9" style:family="text">
      <style:text-properties style:text-position="sub 58%" fo:font-size="32pt" fo:font-style="italic" fo:font-weight="bold"/>
    </style:style>
    <style:style style:name="T10" style:family="text">
      <style:text-properties fo:font-style="italic"/>
    </style:style>
    <style:style style:name="T11" style:family="text">
      <style:text-properties style:text-position="0% 100%" fo:font-style="italic" fo:font-weight="bold"/>
    </style:style>
    <style:style style:name="T12" style:family="text">
      <style:text-properties style:text-position="0% 100%" fo:font-style="normal" fo:font-weight="normal"/>
    </style:style>
    <style:style style:name="T13" style:family="text">
      <style:text-properties fo:font-size="28pt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tyle="normal"/>
    </style:style>
    <style:style style:name="T16" style:family="text">
      <style:text-properties fo:font-weight="bold"/>
    </style:style>
    <style:style style:name="T17" style:family="text">
      <style:text-properties fo:font-size="28pt" fo:font-style="normal" fo:font-weight="normal"/>
    </style:style>
    <style:style style:name="T18" style:family="text">
      <style:text-properties fo:font-family="'Bitstream Vera Sans Mono'" style:font-family-generic="swiss" style:font-pitch="fixed" fo:font-size="28pt"/>
    </style:style>
    <style:style style:name="T19" style:family="text">
      <style:text-properties fo:font-family="Albany" style:font-family-generic="swiss" fo:font-size="28pt"/>
    </style:style>
    <style:style style:name="T20" style:family="text">
      <style:text-properties fo:font-family="Albany" style:font-family-generic="swiss" fo:font-size="28pt" fo:font-weight="bold"/>
    </style:style>
    <style:style style:name="T21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fo:font-size="28pt" fo:font-style="normal"/>
    </style:style>
    <style:style style:name="T34" style:family="text">
      <style:text-properties fo:font-size="28pt" fo:font-style="italic"/>
    </style:style>
    <style:style style:name="T35" style:family="text">
      <style:text-properties fo:font-size="28pt" fo:font-weight="bold"/>
    </style:style>
    <style:style style:name="T36" style:family="text">
      <style:text-properties fo:font-size="24pt"/>
    </style:style>
    <style:style style:name="T37" style:family="text">
      <style:text-properties fo:font-size="24pt" fo:font-style="italic"/>
    </style:style>
    <style:style style:name="T38" style:family="text">
      <style:text-properties fo:font-size="24pt" fo:font-weight="bold"/>
    </style:style>
    <style:style style:name="T39" style:family="text">
      <style:text-properties fo:font-size="24pt" fo:font-style="normal"/>
    </style:style>
    <style:style style:name="T40" style:family="text">
      <style:text-properties fo:font-family="'Bitstream Vera Sans Mono'" style:font-family-generic="swiss" style:font-pitch="fixed" fo:font-size="24pt" fo:font-weight="normal"/>
    </style:style>
    <style:style style:name="T41" style:family="text">
      <style:text-properties fo:font-size="14pt" style:font-size-asian="18pt" style:font-size-complex="18pt"/>
    </style:style>
    <style:style style:name="T42" style:family="text">
      <style:text-properties fo:font-size="14pt"/>
    </style:style>
    <style:style style:name="T43" style:family="text">
      <style:text-properties style:text-underline-style="none"/>
    </style:style>
    <style:style style:name="T44" style:family="text">
      <style:text-properties fo:font-style="italic" style:text-underline-style="none"/>
    </style:style>
    <style:style style:name="T45" style:family="text">
      <style:text-properties fo:font-size="28pt" style:text-underline-style="none"/>
    </style:style>
    <style:style style:name="T46" style:family="text">
      <style:text-properties fo:font-family="'Courier New'" style:font-family-generic="modern" style:font-pitch="fixed" fo:font-size="28pt" style:text-underline-style="none"/>
    </style:style>
    <style:style style:name="T47" style:family="text">
      <style:text-properties fo:font-size="28pt" fo:font-style="normal" fo:font-weight="bold"/>
    </style:style>
    <style:style style:name="T48" style:family="text">
      <style:text-properties style:text-position="sub 58%" fo:font-size="28pt" fo:font-style="italic"/>
    </style:style>
    <style:style style:name="T49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4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2.089cm" svg:height="1.235cm" svg:x="0.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2.089cm" svg:height="1.235cm" svg:x="0.50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9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8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5"><text:span text:style-name="T5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3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6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8">J</text:span><text:span text:style-name="T9">p</text:span><text:span text:style-name="T7"> <text:s/></text:span>is a matrix product of a <text:span text:style-name="T10">“Jones chain”</text:span> of individual effects:<text:line-break/> <text:tab/> <text:s text:c="5"/><text:span text:style-name="T6">J</text:span><text:span text:style-name="T7">p <text:s/></text:span><text:span text:style-name="T11">= J</text:span><text:span text:style-name="T7">pn <text:s/></text:span><text:span text:style-name="T11">J</text:span><text:span text:style-name="T7">pn-1</text:span><text:span text:style-name="T11"> ... </text:span><text:span text:style-name="T7"><text:s/></text:span><text:span text:style-name="T11">J</text:span><text:span text:style-name="T7">p1</text:span></text:p>
              </text:list-item>
            </text:list>
            <text:list text:style-name="L2">
              <text:list-item>
                <text:p text:style-name="P5"><text:span text:style-name="T12">The order of the </text:span><text:span text:style-name="T11">J</text:span><text:span text:style-name="T12"> terms corresponds to the physical order of the effects. In general, the matrices don't commute! 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5"><text:span text:style-name="T13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3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hink in terms of a </text:span><text:span text:style-name="T14">B</text:span><text:span text:style-name="T13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Applies with equal ease to heterogeneous arrays, by using different Jones chains.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10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10">a measurement equation</text:span><text:span text:style-name="T15"> for that instrument.</text:span></text:p>
              </text:list-item>
            </text:list>
            <text:list text:style-name="L2">
              <text:list-item>
                <text:p text:style-name="P5"><text:span text:style-name="T15">We then </text:span><text:span text:style-name="T10">implement</text:span><text:span text:style-name="T15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5">Existing packages implicitly use specific m.e.'s of their own.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65cm" svg:height="15.195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0" draw:text-style-name="P5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3" draw:layer="layout" svg:width="2cm" svg:height="1cm" svg:x="1.322cm" svg:y="14.079cm">
          <text:p text:style-name="P12"><text:span text:style-name="T16"/></text:p>
          <text:p text:style-name="P12"><text:span text:style-name="T16"/></text:p>
          <text:p text:style-name="P12"><text:span text:style-name="T16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3" draw:layer="layout" svg:width="2cm" svg:height="1cm" svg:x="8.103cm" svg:y="14.01cm">
          <text:p text:style-name="P12"><text:span text:style-name="T16"/></text:p>
          <text:p text:style-name="P12"><text:span text:style-name="T16"/></text:p>
          <text:p text:style-name="P12"><text:span text:style-name="T16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4" draw:layer="layout" svg:x1="2.5cm" svg:y1="14.5cm" svg:x2="7cm" svg:y2="7.5cm">
          <text:p text:style-name="P1"/>
        </draw:line>
        <draw:line draw:style-name="gr5" draw:text-style-name="P14" draw:layer="layout" svg:x1="9cm" svg:y1="14.5cm" svg:x2="13.5cm" svg:y2="7.5cm">
          <text:p text:style-name="P1"/>
        </draw:line>
        <draw:line draw:style-name="gr6" draw:text-style-name="P15" draw:layer="layout" svg:x1="5cm" svg:y1="18.5cm" svg:x2="2.5cm" svg:y2="14.5cm">
          <text:p text:style-name="P1"/>
        </draw:line>
        <draw:line draw:style-name="gr6" draw:text-style-name="P14" draw:layer="layout" svg:x1="5cm" svg:y1="18.5cm" svg:x2="9cm" svg:y2="14.5cm">
          <text:p text:style-name="P1"/>
        </draw:line>
        <draw:line draw:style-name="gr6" draw:text-style-name="P14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119cm" svg:height="10.599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6">K</text:span></text:p>
          </draw:text-box>
        </draw:frame>
        <draw:frame presentation:style-name="pr2" draw:text-style-name="P10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7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4">K</text:span><text:span text:style-name="T13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Scalar matrices commute with everything, so we're allowed to “merge” these two effects. We're also free to shift the resulting </text:span><text:span text:style-name="T14">K</text:span><text:span text:style-name="T17">'s</text:span><text:span text:style-name="T13"> to any convenient position in the ME.</text:span></text:p>
              </text:list-item>
            </text:list>
            <text:list text:style-name="L2">
              <text:list-item>
                <text:p text:style-name="P4"><text:span text:style-name="T14">K</text:span><text:span text:style-name="T13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moral: keep your dipoles together!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1" draw:text-style-name="P10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5"><text:span text:style-name="T13">See </text:span><text:span text:style-name="T18">Day2/demo1-predict-ps.py</text:span></text:p>
              </text:list-item>
            </text:list>
            <text:list text:style-name="L2">
              <text:list-item>
                <text:p text:style-name="P5"><text:span text:style-name="T19">The </text:span><text:span text:style-name="T20">Meq.MatrixMultiply</text:span><text:span text:style-name="T19"> node implements matrix multiplication.</text:span></text:p>
              </text:list-item>
            </text:list>
            <text:list text:style-name="L2">
              <text:list-item>
                <text:p text:style-name="P5"><text:span text:style-name="T21">We repeat this for all interferometers (all </text:span><text:span text:style-name="T22">p-q</text:span><text:span text:style-name="T21"> pairs), in a </text:span><text:span text:style-name="T23">for</text:span><text:span text:style-name="T21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1" draw:text-style-name="P17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25">Meq.Matrix22</text:span><text:span text:style-name="T24"> shortcut creates a matrix from four children (using a <text:s/></text:span><text:span text:style-name="T25">Meq.Composer</text:span><text:span text:style-name="T24"> node).</text:span></text:p>
              </text:list-item>
            </text:list>
            <text:list text:style-name="L2">
              <text:list-item>
                <text:p text:style-name="P5"><text:span text:style-name="T26">IQUV</text:span><text:span text:style-name="T27">'s</text:span><text:span text:style-name="T24"> will be hardwired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2" draw:text-style-name="P10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5"><text:span text:style-name="T28">The </text:span><text:span text:style-name="T29">Meq.VisPhaseShift</text:span><text:span text:style-name="T28"> node computes the phase shift term above.</text:span></text:p>
              </text:list-item>
            </text:list>
            <text:list text:style-name="L2">
              <text:list-item>
                <text:p text:style-name="P5"><text:span text:style-name="T28">Takes two “vector” children for </text:span><text:span text:style-name="T30">uvw</text:span><text:span text:style-name="T31">'s</text:span><text:span text:style-name="T30"> </text:span><text:span text:style-name="T31">(in meters)</text:span><text:span text:style-name="T28"> and </text:span><text:span text:style-name="T30">lmn</text:span><text:span text:style-name="T31">'s</text:span><text:span text:style-name="T28">.</text:span></text:p>
              </text:list-item>
            </text:list>
            <text:list text:style-name="L2">
              <text:list-item>
                <text:p text:style-name="P5"><text:span text:style-name="T28">The </text:span><text:span text:style-name="T29">Meq.ConjTranspose</text:span><text:span text:style-name="T28"> shortcut implements the “</text:span><text:span text:style-name="T32">†</text:span><text:span text:style-name="T21">” operation.</text:span></text:p>
              </text:list-item>
            </text:list>
            <text:list text:style-name="L2">
              <text:list-item>
                <text:p text:style-name="P5"><text:span text:style-name="T28">We can explicitly form up an </text:span><text:span text:style-name="T30">(l,m,n-1)</text:span><text:span text:style-name="T28"> vector using a </text:span><text:span text:style-name="T29">Meq.Composer</text:span><text:span text:style-name="T28"> node.</text:span></text:p>
              </text:list-item>
            </text:list>
            <text:list text:style-name="L2">
              <text:list-item>
                <text:p text:style-name="P5"><text:span text:style-name="T28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3">Where do </text:span><text:span text:style-name="T34">uvw'</text:span><text:span text:style-name="T33">s come from?</text:span></text:p>
              </text:list-item>
            </text:list>
            <text:list text:style-name="L2">
              <text:list-item>
                <text:p text:style-name="P4"><text:span text:style-name="T34">uvw</text:span><text:span text:style-name="T13">'s can be computed by a </text:span><text:span text:style-name="T35">Meq.UVW</text:span><text:span text:style-name="T13"> node.</text:span></text:p>
              </text:list-item>
            </text:list>
            <text:list text:style-name="L2">
              <text:list-item>
                <text:p text:style-name="P4"><text:span text:style-name="T13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3">Need a way to get observational parameters from the MS and put them into the tree.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6">An </text:span><text:span text:style-name="T37">init-script</text:span><text:span text:style-name="T36"> is a Python script that is executed </text:span><text:span text:style-name="T37">on the kernel side</text:span><text:span text:style-name="T36"> by the </text:span><text:span text:style-name="T38">VisDataMux</text:span><text:span text:style-name="T36"> node. The script name is specified as part of the I/O request.</text:span></text:p>
              </text:list-item>
            </text:list>
            <text:list text:style-name="L2">
              <text:list-item>
                <text:p text:style-name="P5"><text:span text:style-name="T36">It can provide a </text:span><text:span text:style-name="T37">MS header handler </text:span><text:span text:style-name="T39">(among other things).</text:span></text:p>
              </text:list-item>
            </text:list>
            <text:list text:style-name="L2">
              <text:list-item>
                <text:p text:style-name="P5"><text:span text:style-name="T39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6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6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:</text:span><text:span text:style-name="T37">p</text:span><text:span text:style-name="T36">”, “y:</text:span><text:span text:style-name="T37">p</text:span><text:span text:style-name="T36">”, “z:</text:span><text:span text:style-name="T37">p</text:span><text:span text:style-name="T36">” for position of antenna #</text:span><text:span text:style-name="T37">p</text:span><text:span text:style-name="T36">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6">Placeholders are created as constants, e.g. “</text:span><text:span text:style-name="T40">ns.ra0&lt;&lt;0</text:span><text:span text:style-name="T36">”.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3" draw:text-style-name="P10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5"><text:span text:style-name="T35">VisTile</text:span><text:span text:style-name="T13"> is an intermediate </text:span><text:span text:style-name="T34">uv</text:span><text:span text:style-name="T13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3">The I/O record maps MS columns to VisTile</text:span></text:p>
              </text:list-item>
            </text:list>
            <text:list text:style-name="L2">
              <text:list-item>
                <text:p text:style-name="P5"><text:span text:style-name="T13">Sinks &amp; Spigots map tile columns to trees</text:span></text:p>
              </text:list-item>
            </text:list>
          </draw:text-box>
        </draw:frame>
        <draw:g>
          <draw:rect draw:style-name="gr7" draw:text-style-name="P18" draw:layer="layout" svg:width="5.5cm" svg:height="1.5cm" draw:transform="rotate (1.5707963267946) translate (3cm 19.5cm)">
            <text:p text:style-name="P12"><text:span text:style-name="T41">DATA</text:span></text:p>
          </draw:rect>
          <draw:rect draw:style-name="gr7" draw:text-style-name="P14" draw:layer="layout" svg:width="6cm" svg:height="1.5cm" svg:x="3cm" svg:y="12.5cm">
            <text:p text:style-name="P12">MS columns</text:p>
          </draw:rect>
          <draw:rect draw:style-name="gr7" draw:text-style-name="P18" draw:layer="layout" svg:width="5.5cm" svg:height="1.5cm" draw:transform="rotate (1.5707963267946) translate (4.5cm 19.5cm)">
            <text:p text:style-name="P12"><text:span text:style-name="T41">MODEL_DATA</text:span></text:p>
          </draw:rect>
          <draw:rect draw:style-name="gr7" draw:text-style-name="P18" draw:layer="layout" svg:width="5.5cm" svg:height="1.5cm" draw:transform="rotate (1.5707963267946) translate (6cm 19.5cm)">
            <text:p text:style-name="P12"><text:span text:style-name="T41">CORRECTED_DATA</text:span></text:p>
          </draw:rect>
          <draw:rect draw:style-name="gr8" draw:text-style-name="P18" draw:layer="layout" svg:width="5.5cm" svg:height="1.5cm" draw:transform="rotate (1.5707963267946) translate (7.5cm 19.5cm)">
            <text:p text:style-name="P12"><text:span text:style-name="T41">??</text:span></text:p>
          </draw:rect>
        </draw:g>
        <draw:g>
          <draw:rect draw:style-name="gr9" draw:text-style-name="P12" draw:layer="layout" svg:width="4.5cm" svg:height="1.5cm" svg:x="12.5cm" svg:y="12.5cm">
            <text:p text:style-name="P12">VisTile</text:p>
          </draw:rect>
          <draw:rect draw:style-name="gr9" draw:text-style-name="P18" draw:layer="layout" svg:width="5.5cm" svg:height="1.5cm" draw:transform="rotate (1.5707963267946) translate (12.5cm 19.5cm)">
            <text:p text:style-name="P12"><text:span text:style-name="T41">DATA</text:span></text:p>
          </draw:rect>
          <draw:rect draw:style-name="gr9" draw:text-style-name="P18" draw:layer="layout" svg:width="5.5cm" svg:height="1.5cm" draw:transform="rotate (1.5707963267946) translate (14cm 19.5cm)">
            <text:p text:style-name="P12"><text:span text:style-name="T41">PREDICT</text:span></text:p>
          </draw:rect>
          <draw:rect draw:style-name="gr9" draw:text-style-name="P18" draw:layer="layout" svg:width="5.5cm" svg:height="1.5cm" draw:transform="rotate (1.5707963267946) translate (15.5cm 19.5cm)">
            <text:p text:style-name="P12"><text:span text:style-name="T41">RESIDUALS</text:span></text:p>
          </draw:rect>
        </draw:g>
        <draw:rect draw:style-name="gr10" draw:text-style-name="P12" draw:layer="layout" svg:width="4.5cm" svg:height="1.5cm" svg:x="21cm" svg:y="13.5cm">
          <text:p text:style-name="P12">Spigot</text:p>
        </draw:rect>
        <draw:rect draw:style-name="gr10" draw:text-style-name="P12" draw:layer="layout" svg:width="4.5cm" svg:height="1.5cm" svg:x="21cm" svg:y="17cm">
          <text:p text:style-name="P12">Sink</text:p>
        </draw:rect>
        <draw:line draw:style-name="gr11" draw:text-style-name="P18" draw:layer="layout" svg:x1="3.5cm" svg:y1="15cm" svg:x2="13.5cm" svg:y2="15cm">
          <text:p text:style-name="P12"><text:span text:style-name="T41">req.input</text:span></text:p>
        </draw:line>
        <draw:line draw:style-name="gr12" draw:text-style-name="P19" draw:layer="layout" svg:x1="5cm" svg:y1="18.5cm" svg:x2="14.5cm" svg:y2="18.5cm">
          <text:p text:style-name="P12"><text:span text:style-name="T42">req.output</text:span></text:p>
        </draw:line>
        <draw:line draw:style-name="gr13" draw:text-style-name="P19" draw:layer="layout" svg:x1="13.5cm" svg:y1="14.5cm" svg:x2="21cm" svg:y2="14.5cm">
          <text:p text:style-name="P12"><text:span text:style-name="T42">Spigot</text:span><text:span text:style-name="T42"><text:line-break/></text:span><text:span text:style-name="T42">init</text:span></text:p>
        </draw:line>
        <draw:line draw:style-name="gr14" draw:text-style-name="P19" draw:layer="layout" svg:x1="14.5cm" svg:y1="18cm" svg:x2="21cm" svg:y2="18cm">
          <text:p text:style-name="P12"><text:span text:style-name="T42">Sink</text:span><text:span text:style-name="T42"><text:line-break/></text:span><text:span text:style-name="T42">init</text:span></text:p>
        </draw:lin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3">_tdl_job_</text:span><text:span text:style-name="T44">foo</text:span><text:span text:style-name="T43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3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3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3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5">See </text:span><text:span text:style-name="T46">Day2/demo2-predict-ps-image.py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1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5cm" svg:height="13.902cm" svg:x="4.385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5"><text:span text:style-name="T45">See </text:span><text:span text:style-name="T46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6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6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4" draw:text-style-name="P10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5"><text:span text:style-name="T13">Remember that we get a “time grid” with each request.</text:span></text:p>
              </text:list-item>
            </text:list>
            <text:list text:style-name="L2">
              <text:list-item>
                <text:p text:style-name="P5"><text:span text:style-name="T13">The </text:span><text:span text:style-name="T35">Meq.Time</text:span><text:span text:style-name="T13"> node returns </text:span><text:span text:style-name="T34">f(t) = t</text:span></text:p>
              </text:list-item>
            </text:list>
            <text:list text:style-name="L2">
              <text:list-item>
                <text:p text:style-name="P5"><text:span text:style-name="T33">Combine with a </text:span><text:span text:style-name="T47">Meq.Sin</text:span><text:span text:style-name="T33"> node to compute </text:span><text:span text:style-name="T34">A*</text:span><text:span text:style-name="T33">sin</text:span><text:span text:style-name="T34">(Bt+C)</text:span></text:p>
              </text:list-item>
            </text:list>
            <text:list text:style-name="L2">
              <text:list-item>
                <text:p text:style-name="P5"><text:span text:style-name="T33">Generate random </text:span><text:span text:style-name="T34">A,B,C</text:span><text:span text:style-name="T33">'s per dipole (using Python's </text:span><text:span text:style-name="T47">random</text:span><text:span text:style-name="T33"> module)</text:span></text:p>
              </text:list-item>
            </text:list>
            <text:list text:style-name="L2">
              <text:list-item>
                <text:p text:style-name="P5"><text:span text:style-name="T47">Meq.Polar</text:span><text:span text:style-name="T33"> builds x*exp(</text:span><text:span text:style-name="T34">iy</text:span><text:span text:style-name="T33">)</text:span></text:p>
              </text:list-item>
            </text:list>
            <text:list text:style-name="L2">
              <text:list-item>
                <text:p text:style-name="P5"><text:span text:style-name="T33">Run the tree (load up the “G Jones” bookmark).</text:span></text:p>
              </text:list-item>
            </text:list>
            <text:list text:style-name="L2">
              <text:list-item>
                <text:p text:style-name="P5"><text:span text:style-name="T33">Make a map.</text:span></text:p>
              </text:list-item>
            </text:list>
          </draw:text-box>
        </draw:frame>
        <draw:frame draw:style-name="gr2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5" draw:text-style-name="P10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5"><text:span text:style-name="T13">This does </text:span><text:span text:style-name="T34">N</text:span><text:span text:style-name="T48">time</text:span><text:span text:style-name="T13">x</text:span><text:span text:style-name="T34">N</text:span><text:span text:style-name="T48">freq</text:span><text:span text:style-name="T13">x4 individual matrix multiplications.</text:span></text:p>
              </text:list-item>
            </text:list>
            <text:list text:style-name="L2">
              <text:list-item>
                <text:p text:style-name="P5"><text:span text:style-name="T14">B</text:span><text:span text:style-name="T33"> is constant, </text:span><text:span text:style-name="T14">G</text:span><text:span text:style-name="T33">'s are variable in time, and </text:span><text:span text:style-name="T14">K</text:span><text:span text:style-name="T33">'s are variable in time-freq.</text:span></text:p>
              </text:list-item>
            </text:list>
            <text:list text:style-name="L2">
              <text:list-item>
                <text:p text:style-name="P5"><text:span text:style-name="T33">If we reorder the terms as follows (</text:span><text:span text:style-name="T14">K</text:span><text:span text:style-name="T33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0"><text:span text:style-name="T13">we end up with </text:span><text:span text:style-name="T34">N</text:span><text:span text:style-name="T48">freq</text:span><text:span text:style-name="T13">x2 + </text:span><text:span text:style-name="T34">N</text:span><text:span text:style-name="T48">time</text:span><text:span text:style-name="T13">x</text:span><text:span text:style-name="T34">N</text:span><text:span text:style-name="T48">freq</text:span><text:span text:style-name="T13">x2 ops.</text:span></text:p>
              </text:list-item>
            </text:list>
            <text:list text:style-name="L2">
              <text:list-item>
                <text:p text:style-name="P5"><text:span text:style-name="T33">Is this a good idea?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5" draw:text-style-name="P10" draw:layer="layout" svg:width="23.912cm" svg:height="17.206cm" svg:x="2.588cm" svg:y="6cm" presentation:class="outline" presentation:user-transformed="true">
          <draw:text-box>
            <text:list text:style-name="L5">
              <text:list-item>
                <text:p text:style-name="P21"><text:span text:style-name="T34">“</text:span><text:span text:style-name="T34">Premature optimization is the the root of all evil.”</text:span><text:span text:style-name="T34"><text:line-break/></text:span><text:span text:style-name="T34"><text:tab/></text:span><text:span text:style-name="T13">-- Donald Knuth</text:span></text:p>
              </text:list-item>
            </text:list>
            <text:list text:style-name="L5">
              <text:list-item>
                <text:p text:style-name="P21"><text:span text:style-name="T34">“</text:span><text:span text:style-name="T34">More computing sins are committed in the name of efficiency (without necessarily achieving it) than for any other single reason – including blind stupidity.”</text:span><text:span text:style-name="T34"><text:line-break/></text:span><text:span text:style-name="T34"><text:tab/></text:span><text:span text:style-name="T13">-- W.A. Wulf</text:span></text:p>
              </text:list-item>
            </text:list>
            <text:list text:style-name="L5">
              <text:list-item>
                <text:p text:style-name="P21"><text:span text:style-name="T13"/></text:p>
              </text:list-item>
            </text:list>
            <text:list text:style-name="L2">
              <text:list-item>
                <text:p text:style-name="P5"><text:span text:style-name="T3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5"><text:span text:style-name="T33">...and where the problem lies.</text:span></text:p>
              </text:list-item>
            </text:list>
            <text:list text:style-name="L2">
              <text:list-item>
                <text:p text:style-name="P5"><text:span text:style-name="T33">Jones terms don't always commute, so think carefully before moving them around.</text:span></text:p>
              </text:list-item>
            </text:list>
          </draw:text-box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1" draw:text-style-name="P10" draw:layer="layout" svg:width="23.912cm" svg:height="5.736cm" svg:x="2cm" svg:y="5.931cm" presentation:class="outline" presentation:user-transformed="true">
          <draw:text-box>
            <text:list text:style-name="L2">
              <text:list-item>
                <text:p text:style-name="P5"><text:span text:style-name="T45">Use </text:span><text:span text:style-name="T46">Day2/demo3-predict-ps-gain.py </text:span><text:span text:style-name="T13">as a starting point. </text:span></text:p>
              </text:list-item>
            </text:list>
            <text:list text:style-name="L2">
              <text:list-item>
                <text:p text:style-name="P5"><text:span text:style-name="T13">Make the source unpolarized, with </text:span><text:span text:style-name="T34">I</text:span><text:span text:style-name="T13">=1Jy.</text:span></text:p>
              </text:list-item>
            </text:list>
            <text:list text:style-name="L2">
              <text:list-item>
                <text:p text:style-name="P5"><text:span text:style-name="T13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6cm" svg:y="12.2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10" draw:layer="layout" svg:width="25.5cm" svg:height="5.306cm" svg:x="2cm" svg:y="16.438cm" presentation:class="outline" presentation:user-transformed="true">
          <draw:text-box>
            <text:list text:style-name="L2">
              <text:list-item>
                <text:p text:style-name="P5"><text:span text:style-name="T13">Pick random </text:span><text:span text:style-name="T34">a</text:span><text:span text:style-name="T48">p</text:span><text:span text:style-name="T13">'s in the range [1e-10,1e-9]</text:span></text:p>
              </text:list-item>
            </text:list>
            <text:list text:style-name="L2">
              <text:list-item>
                <text:p text:style-name="P5"><text:span text:style-name="T13">Use </text:span><text:span text:style-name="T49"></text:span><text:span text:style-name="T50">0</text:span><text:span text:style-name="T13">=800MHz (8e+8)</text:span><text:span text:style-name="T51">.</text:span></text:p>
              </text:list-item>
            </text:list>
            <text:list text:style-name="L2">
              <text:list-item>
                <text:p text:style-name="P5"><text:span text:style-name="T13">Produce a per-channel </text:span><text:span text:style-name="T34">IQUV </text:span><text:span text:style-name="T13">map, look at </text:span><text:span text:style-name="T34">QUV</text:span><text:span text:style-name="T33"> fluxes.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5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10" draw:layer="layout" svg:width="23.912cm" svg:height="11.471cm" svg:x="2.5cm" svg:y="5.5cm" presentation:class="outline" presentation:user-transformed="true">
          <draw:text-box>
            <text:list text:style-name="L2">
              <text:list-item>
                <text:p text:style-name="P5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5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7">0</text:span><text:span text:style-name="T55">.</text:span></text:p>
              </text:list-item>
            </text:list>
            <text:list text:style-name="L2">
              <text:list-item>
                <text:p text:style-name="P5"><text:span text:style-name="T54">Add a </text:span><text:span text:style-name="T14">P</text:span><text:span text:style-name="T54"> term to model sky rotation.</text:span></text:p>
              </text:list-item>
            </text:list>
            <text:list text:style-name="L2">
              <text:list-item>
                <text:p text:style-name="P5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5"><text:span text:style-name="T54">Hint: </text:span><text:span text:style-name="T35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1" draw:text-style-name="P10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5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5"><text:span text:style-name="T54">Make the source move:</text:span><text:span text:style-name="T35"> </text:span></text:p>
              </text:list-item>
            </text:list>
          </draw:text-box>
        </draw:frame>
        <draw:frame draw:style-name="gr2" draw:layer="layout" svg:width="14.146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text-style-name="P10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5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5"><text:span text:style-name="T54">Produce an MFS map.</text:span><text:span text:style-name="T35"> </text:span></text:p>
              </text:list-item>
            </text:list>
          </draw:text-box>
        </draw:frame>
        <draw:frame draw:style-name="gr3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9T16:52:25</dc:date>
    <meta:print-date>2006-10-04T19:39:36</meta:print-date>
    <dc:language>en-US</dc:language>
    <meta:editing-cycles>50</meta:editing-cycles>
    <meta:editing-duration>P4DT8H24M52S</meta:editing-duration>
    <meta:user-defined meta:name="Info 1"/>
    <meta:user-defined meta:name="Info 2"/>
    <meta:user-defined meta:name="Info 3"/>
    <meta:user-defined meta:name="Info 4"/>
    <meta:document-statistic meta:object-count="23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+%i V)/2 } newline 
alignl size 24 { v_{yx,pq} =  g_{y,p}{bar g}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%phi_p} e^{%i%phi_q} = e^{-%i%phi_p} (e^{-%i%phi_q})^%dagge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a.k.a.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ordinates" "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